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am Rounded A" svg:font-family="'Gotham Rounded A', 'Gotham Rounded B', 'Gotham Rounded'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ubtitle">
      <style:text-properties officeooo:rsid="001f4f25" officeooo:paragraph-rsid="001f4f25"/>
    </style:style>
    <style:style style:name="P2" style:family="paragraph" style:parent-style-name="Subtitle">
      <style:text-properties officeooo:rsid="00221c6d" officeooo:paragraph-rsid="00221c6d"/>
    </style:style>
    <style:style style:name="P3" style:family="paragraph" style:parent-style-name="Title">
      <style:text-properties officeooo:rsid="001b08ad" officeooo:paragraph-rsid="001b08ad"/>
    </style:style>
    <style:style style:name="P4" style:family="paragraph" style:parent-style-name="Title">
      <style:text-properties officeooo:rsid="0024f95f" officeooo:paragraph-rsid="0024f95f"/>
    </style:style>
    <style:style style:name="P5" style:family="paragraph" style:parent-style-name="Text_20_body">
      <style:text-properties fo:font-size="16pt" officeooo:rsid="001f4f25" officeooo:paragraph-rsid="001f4f25" style:font-size-asian="16pt" style:font-size-complex="16pt"/>
    </style:style>
    <style:style style:name="P6" style:family="paragraph" style:parent-style-name="Text_20_body">
      <style:text-properties style:font-name="Liberation Serif" fo:font-size="16pt" style:font-size-asian="16pt" style:font-size-complex="16pt"/>
    </style:style>
    <style:style style:name="P7" style:family="paragraph" style:parent-style-name="Text_20_body">
      <style:text-properties officeooo:rsid="00221c6d" officeooo:paragraph-rsid="00221c6d"/>
    </style:style>
    <style:style style:name="P8" style:family="paragraph" style:parent-style-name="Text_20_body">
      <style:text-properties fo:font-size="18pt" officeooo:rsid="00221c6d" officeooo:paragraph-rsid="00221c6d" style:font-size-asian="18pt" style:font-size-complex="18pt"/>
    </style:style>
    <style:style style:name="P9" style:family="paragraph" style:parent-style-name="Text_20_body">
      <style:text-properties officeooo:rsid="0024f95f" officeooo:paragraph-rsid="0024f95f"/>
    </style:style>
    <style:style style:name="P10" style:family="paragraph" style:parent-style-name="Text_20_body">
      <style:text-properties officeooo:rsid="002526b7" officeooo:paragraph-rsid="002526b7"/>
    </style:style>
    <style:style style:name="P11" style:family="paragraph" style:parent-style-name="Text_20_body">
      <style:text-properties officeooo:rsid="002a0529" officeooo:paragraph-rsid="002a0529"/>
    </style:style>
    <style:style style:name="P12" style:family="paragraph" style:parent-style-name="Heading_20_1">
      <style:paragraph-properties fo:margin-left="0in" fo:margin-right="0in" fo:orphans="2" fo:widows="2" fo:text-indent="0in" style:auto-text-indent="false"/>
      <style:text-properties fo:font-variant="normal" fo:text-transform="none" fo:color="#576366" style:font-name="Gotham Rounded A" fo:font-size="10.5pt" fo:letter-spacing="normal" fo:font-style="normal" fo:font-weight="bold" officeooo:rsid="001abbd3" officeooo:paragraph-rsid="001b08ad"/>
    </style:style>
    <style:style style:name="P13" style:family="paragraph" style:parent-style-name="Heading_20_1">
      <style:text-properties officeooo:rsid="00285eaa" officeooo:paragraph-rsid="00285eaa"/>
    </style:style>
    <style:style style:name="P14" style:family="paragraph" style:parent-style-name="Standard">
      <style:text-properties officeooo:rsid="002ba54f" officeooo:paragraph-rsid="002ba54f"/>
    </style:style>
    <style:style style:name="P15" style:family="paragraph" style:parent-style-name="Standard">
      <style:text-properties officeooo:rsid="002c77e8" officeooo:paragraph-rsid="002c77e8"/>
    </style:style>
    <style:style style:name="P16" style:family="paragraph" style:parent-style-name="Text_20_body">
      <style:text-properties officeooo:rsid="002b1670" officeooo:paragraph-rsid="002b1670"/>
    </style:style>
    <style:style style:name="P17" style:family="paragraph" style:parent-style-name="Subtitle">
      <style:text-properties officeooo:rsid="002b1670" officeooo:paragraph-rsid="002b1670"/>
    </style:style>
    <style:style style:name="T1" style:family="text">
      <style:text-properties fo:color="#576366" fo:font-weight="bold"/>
    </style:style>
    <style:style style:name="T2" style:family="text">
      <style:text-properties fo:color="#576366" fo:font-weight="bold" officeooo:rsid="001abbd3"/>
    </style:style>
    <style:style style:name="T3" style:family="text">
      <style:text-properties officeooo:rsid="0026ae6e"/>
    </style:style>
    <style:style style:name="T4" style:family="text">
      <style:text-properties fo:font-variant="normal" fo:text-transform="none" fo:color="#2c6085" style:font-name="Gotham Rounded A" fo:font-size="10.5pt" fo:letter-spacing="normal" fo:font-style="normal" style:text-underline-style="solid" style:text-underline-width="auto" style:text-underline-color="font-color" fo:font-weight="bold"/>
    </style:style>
    <style:style style:name="T5" style:family="text">
      <style:text-properties officeooo:rsid="002ba54f"/>
    </style:style>
    <style:style style:name="T6" style:family="text">
      <style:text-properties officeooo:rsid="002c77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/>
      <text:p text:style-name="P3">arrays</text:p>
      <text:p text:style-name="P6">&lt;?php</text:p>
      <text:p text:style-name="P6"/>
      <text:p text:style-name="P6">// array functions can be found @ php.net/manual/en/ref.array.php</text:p>
      <text:p text:style-name="P6">$learn = array('Conditionals', 'Arrays', 'Loops');</text:p>
      <text:p text:style-name="P6">// $learn[1];</text:p>
      <text:p text:style-name="P6">$learn[] = 'Build something awesome!'; // ads a new element to the end</text:p>
      <text:p text:style-name="P6"><text:span text:style-name="T2">$</text:span><text:span text:style-name="T1">learn['someName'] = 'someValue'; // ads a named value to the array</text:span></text:p>
      <text:p text:style-name="P6">array_push($learn, 'Functions', 'Forms', 'Objects'); // ads elements to the end of the array</text:p>
      <text:p text:style-name="P6">array_unshift($learn, 'HTML', 'CSS');// ads to the beggining</text:p>
      <text:p text:style-name="P6">array_shift($learn);//removes and returns the first element</text:p>
      <text:p text:style-name="P6">array_pop($learn);//removes and returns the last element</text:p>
      <text:p text:style-name="P6">unset($learn[1], $learn[2]);//removes the second and third element</text:p>
      <text:p text:style-name="P6">$learn = array_values($learn);//resets the array indexes</text:p>
      <text:p text:style-name="P6"/>
      <text:p text:style-name="P6">var_dump($learn);</text:p>
      <text:p text:style-name="P6">//echo implode("\n", $learn);</text:p>
      <text:p text:style-name="P6">echo "\n";</text:p>
      <text:p text:style-name="P6"/>
      <text:p text:style-name="P6">?&gt;</text:p>
      <text:p text:style-name="P1"><text:soft-page-break/>Multi-Dimensional Arrays</text:p>
      <text:p text:style-name="P5">&lt;?php</text:p>
      <text:p text:style-name="P5"/>
      <text:p text:style-name="P5"><text:s text:c="2"/>$list[] = [</text:p>
      <text:p text:style-name="P5"><text:s text:c="4"/>'title' =&gt; 'laundry',</text:p>
      <text:p text:style-name="P5"><text:s text:c="4"/>'priority' =&gt; 2,</text:p>
      <text:p text:style-name="P5"><text:s text:c="4"/>'due' =&gt; '',</text:p>
      <text:p text:style-name="P5"><text:s text:c="4"/>'complete' =&gt; true,</text:p>
      <text:p text:style-name="P5"><text:s text:c="2"/>];</text:p>
      <text:p text:style-name="P5"/>
      <text:p text:style-name="P5"><text:s text:c="2"/>$thisDate = date("l, M d, Y", mktime(0, 0, 0, date("m") <text:s/>, date("d")+3, date("Y")));</text:p>
      <text:p text:style-name="P5"/>
      <text:p text:style-name="P5"><text:s text:c="2"/>$list[] = [</text:p>
      <text:p text:style-name="P5"><text:s text:c="4"/>'title' =&gt; 'Clean refrigerator',</text:p>
      <text:p text:style-name="P5"><text:s text:c="4"/>'priority' =&gt; 3,</text:p>
      <text:p text:style-name="P5"><text:s text:c="4"/>'due' =&gt; $thisDate,</text:p>
      <text:p text:style-name="P5"><text:s text:c="4"/>'complete' =&gt; false,</text:p>
      <text:p text:style-name="P5"><text:s text:c="2"/>];</text:p>
      <text:p text:style-name="P5"/>
      <text:p text:style-name="P5">var_dump($list[1]['due']);</text:p>
      <text:p text:style-name="P5">echo "\n";</text:p>
      <text:p text:style-name="P5"/>
      <text:p text:style-name="P5">?&gt;</text:p>
      <text:p text:style-name="P2"><text:soft-page-break/>foreach loops</text:p>
      <text:p text:style-name="P7"/>
      <text:p text:style-name="P8">todo.php</text:p>
      <text:p text:style-name="P7">&lt;?php</text:p>
      <text:p text:style-name="P7">include 'list.php';</text:p>
      <text:p text:style-name="P7"/>
      <text:p text:style-name="P7">// $status possible values "false, true, 'all' "</text:p>
      <text:p text:style-name="P7">$status = false;</text:p>
      <text:p text:style-name="P7">$field = 'priority';</text:p>
      <text:p text:style-name="P7">$action = 'sort';</text:p>
      <text:p text:style-name="P7"/>
      <text:p text:style-name="P7">$order = array();</text:p>
      <text:p text:style-name="P7">if ($status == 'all') {</text:p>
      <text:p text:style-name="P7"><text:s text:c="2"/>$order = array_keys($list);</text:p>
      <text:p text:style-name="P7">} else {</text:p>
      <text:p text:style-name="P7"><text:s text:c="2"/>foreach ($list as $key =&gt; $item) {</text:p>
      <text:p text:style-name="P7"><text:s text:c="4"/>if ($item['complete'] == $status) {</text:p>
      <text:p text:style-name="P7"><text:s text:c="6"/>$order[] = $key;</text:p>
      <text:p text:style-name="P7"><text:s text:c="4"/>}</text:p>
      <text:p text:style-name="P7"><text:s text:c="2"/>}</text:p>
      <text:p text:style-name="P7">} <text:s/></text:p>
      <text:p text:style-name="P7"/>
      <text:p text:style-name="P7">switch ($action) {</text:p>
      <text:p text:style-name="P7"><text:s text:c="2"/>case 'sort':</text:p>
      <text:p text:style-name="P7"><text:s text:c="4"/>if ($field) {</text:p>
      <text:p text:style-name="P7"><text:s text:c="6"/>$sort = array();</text:p>
      <text:p text:style-name="P7"><text:s text:c="6"/>foreach ($order as $id) {</text:p>
      <text:p text:style-name="P7"><text:s text:c="8"/>$sort[$id] = $list[$id][$field];</text:p>
      <text:p text:style-name="P7"><text:soft-page-break/><text:s text:c="6"/>}</text:p>
      <text:p text:style-name="P7"><text:s text:c="6"/>asort($sort);</text:p>
      <text:p text:style-name="P7"><text:s text:c="6"/>$order = array_key($sort);</text:p>
      <text:p text:style-name="P7"><text:s text:c="4"/>}</text:p>
      <text:p text:style-name="P7"><text:s text:c="2"/>break;</text:p>
      <text:p text:style-name="P7"><text:s text:c="2"/>case 'week':</text:p>
      <text:p text:style-name="P7"><text:s text:c="4"/>foreach ($order as $key =&gt; $value) {</text:p>
      <text:p text:style-name="P7"><text:s text:c="6"/>if (strtotime($list[$value]['due']) &gt; strtotiem("+1 week") || !$list[$value]['due']) {</text:p>
      <text:p text:style-name="P7"><text:s text:c="7"/>unset($order[$key]);</text:p>
      <text:p text:style-name="P7"><text:s text:c="6"/>}</text:p>
      <text:p text:style-name="P7"><text:s text:c="4"/>}</text:p>
      <text:p text:style-name="P7">}</text:p>
      <text:p text:style-name="P7">echo '&lt;tabel&gt;';</text:p>
      <text:p text:style-name="P7">echo '&lt;tr&gt;';</text:p>
      <text:p text:style-name="P7">echo '&lt;th&gt;Title&lt;/th&gt;';</text:p>
      <text:p text:style-name="P7">echo '&lt;th&gt;Priority&lt;/th&gt;';</text:p>
      <text:p text:style-name="P7">echo '&lt;th&gt;Due Date&lt;/th&gt;';</text:p>
      <text:p text:style-name="P7">echo '&lt;th&gt;Complete&lt;/th&gt;';</text:p>
      <text:p text:style-name="P7">echo '&lt;/tr&gt;';</text:p>
      <text:p text:style-name="P7">foreach ($order as $id) {</text:p>
      <text:p text:style-name="P7"><text:s text:c="2"/>echo '&lt;tr&gt;';</text:p>
      <text:p text:style-name="P7"><text:s text:c="2"/>echo '&lt;td&gt;' . $list[$id]['title'] . "&lt;/td&gt;";</text:p>
      <text:p text:style-name="P7"><text:s text:c="2"/>echo '&lt;td&gt;' . $list[$id]['priority'] . "&lt;/td&gt;";</text:p>
      <text:p text:style-name="P7"><text:s text:c="2"/>echo '&lt;td&gt;' . $list[$id]['day'] . "&lt;/td&gt;";</text:p>
      <text:p text:style-name="P7"><text:s text:c="2"/>echo '&lt;td&gt;';</text:p>
      <text:p text:style-name="P7"><text:s text:c="2"/>if ($list[$id]['complete']) {</text:p>
      <text:p text:style-name="P7"><text:s text:c="4"/>echo 'Yes';</text:p>
      <text:p text:style-name="P7"><text:s text:c="2"/>} else {</text:p>
      <text:p text:style-name="P7"><text:s text:c="4"/>echo 'No';</text:p>
      <text:p text:style-name="P7"><text:soft-page-break/><text:s text:c="2"/>}</text:p>
      <text:p text:style-name="P7"><text:s text:c="2"/>echo '&lt;/td&gt;';</text:p>
      <text:p text:style-name="P7"><text:s text:c="2"/>echo '&lt;/tr&gt;';</text:p>
      <text:p text:style-name="P7">}</text:p>
      <text:p text:style-name="P7">echo '&lt;/table&gt;';</text:p>
      <text:p text:style-name="P7"/>
      <text:p text:style-name="P7">//var_dump($list);</text:p>
      <text:p text:style-name="P7">echo "\n";</text:p>
      <text:p text:style-name="P7"/>
      <text:p text:style-name="P7">?&gt;</text:p>
      <text:p text:style-name="P4">functions</text:p>
      <text:p text:style-name="P9">variable functions this is a way to use a variables value to call a function of the same name. If a variable name has parentheses appended to it php will look for a function with the same name and attempt to execute it. This is simply using a variable as a function name so: $anyVarible(); will call a function with the name of the value of the variable.</text:p>
      <text:p text:style-name="P10">Anonymous “closure” function: </text:p>
      <text:p text:style-name="P10"><text:tab/>&lt;?php </text:p>
      <text:p text:style-name="P10"><text:tab/><text:tab/>$name = 'friend';</text:p>
      <text:p text:style-name="P10"><text:tab/><text:tab/>// anonymous “closure” function using an outside scope variable.</text:p>
      <text:p text:style-name="P10"><text:tab/><text:tab/>$greet = function() use ($name) {</text:p>
      <text:p text:style-name="P10"><text:tab/><text:tab/><text:tab/>echo 'Hello there, <text:span text:style-name="T3">$name</text:span>”;</text:p>
      <text:p text:style-name="P10"><text:tab/><text:tab/>};</text:p>
      <text:p text:style-name="P10"><text:tab/><text:tab/>// call the function using a variable</text:p>
      <text:p text:style-name="P10"><text:tab/><text:tab/>$greet();</text:p>
      <text:p text:style-name="P10"><text:tab/>?&gt; </text:p>
      <text:h text:style-name="P13" text:outline-level="1">built in functions</text:h>
      <text:p text:style-name="P11"><text:a xlink:type="simple" xlink:href="http://php.net/manual/en/functions.internal.php" text:style-name="Internet_20_link" text:visited-style-name="Visited_20_Internet_20_Link">http://php.net/manual/en/functions.internal.php</text:a></text:p>
      <text:p text:style-name="P11"/>
      <text:p text:style-name="Subtitle"><text:soft-page-break/>array_keys();</text:p>
      <text:p text:style-name="P16"><text:a xlink:type="simple" xlink:href="http://php.net/manual/en/function.array-keys.php" office:target-frame-name="_blank" xlink:show="new" text:style-name="Internet_20_link" text:visited-style-name="Visited_20_Internet_20_Link"><text:span text:style-name="T4">array_keys</text:span></text:a></text:p>
      <text:p text:style-name="Standard">for<text:span text:style-name="T5">each (array_keys($names) as $thisName){</text:span></text:p>
      <text:p text:style-name="Standard"><text:tab/><text:span text:style-name="T5">echo “hello $thisName.”;</text:span></text:p>
      <text:p text:style-name="P14">}</text:p>
      <text:p text:style-name="P17">array_walk();</text:p>
      <text:p text:style-name="P16"><text:a xlink:type="simple" xlink:href="http://php.net/manual/en/function.array-walk.php" office:target-frame-name="_blank" xlink:show="new" text:style-name="Internet_20_link" text:visited-style-name="Visited_20_Internet_20_Link"><text:span text:style-name="T4">array_walk</text:span></text:a></text:p>
      <text:p text:style-name="Standard">function <text:span text:style-name="T6">print_info($value, $key){</text:span></text:p>
      <text:p text:style-name="Standard"><text:tab/><text:span text:style-name="T6">echo “$key is a $value”;</text:span></text:p>
      <text:p text:style-name="P15">}</text:p>
      <text:p text:style-name="P15">array_walk(($names, ‘print_info’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am Rounded A" svg:font-family="'Gotham Rounded A', 'Gotham Rounded B', 'Gotham Rounded'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nest Peterson</meta:initial-creator>
    <meta:creation-date>2018-02-21T20:03:02.600376231</meta:creation-date>
    <meta:generator>LibreOffice/5.3.6.1$Linux_X86_64 LibreOffice_project/30$Build-1</meta:generator>
    <dc:date>2018-05-20T11:23:41.894963214</dc:date>
    <meta:editing-duration>PT2H29M39S</meta:editing-duration>
    <meta:editing-cycles>7</meta:editing-cycles>
    <meta:document-statistic meta:table-count="0" meta:image-count="0" meta:object-count="0" meta:page-count="6" meta:paragraph-count="121" meta:word-count="444" meta:character-count="3186" meta:non-whitespace-character-count="2669"/>
  </office:meta>
</office:document-meta>
</file>